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2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37.94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4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Übersicht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omgröße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rtebreich</text:p>
          </table:table-cell>
          <table:table-cell table:number-columns-repeated="12" office:value-type="string" calcext:value-type="string">
            <text:p>[-512,511]</text:p>
          </table:table-cell>
        </table:table-row>
        <table:table-row table:style-name="ro1">
          <table:table-cell office:value-type="string" calcext:value-type="string">
            <text:p>Elternselektion</text:p>
          </table:table-cell>
          <table:table-cell table:number-columns-repeated="12" office:value-type="string" calcext:value-type="string">
            <text:p>Roulette</text:p>
          </table:table-cell>
        </table:table-row>
        <table:table-row table:style-name="ro1">
          <table:table-cell office:value-type="string" calcext:value-type="string">
            <text:p>Rekombinationswahrscheinlichkeit</text:p>
          </table:table-cell>
          <table:table-cell table:number-columns-repeated="12"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utationswahrscheinlichkeit</text:p>
          </table:table-cell>
          <table:table-cell table:number-columns-repeated="12" table:style-name="ce2" office:value-type="percentage" office:value="0.1" calcext:value-type="percentage">
            <text:p>10,00%</text:p>
          </table:table-cell>
        </table:table-row>
        <table:table-row table:style-name="ro2">
          <table:table-cell table:style-name="ce1" office:value-type="string" calcext:value-type="string">
            <text:p>Abbruch nach x Generationen mit gleicher bester Fitness</text:p>
          </table:table-cell>
          <table:table-cell table:number-columns-repeated="12" office:value-type="float" office:value="20" calcext:value-type="float">
            <text:p>2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pulationsgröße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zahl Kinder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Umweltselektion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  <table:table-cell table:number-columns-repeated="2" office:value-type="string" calcext:value-type="string">
            <text:p>Roulette</text:p>
          </table:table-cell>
          <table:table-cell table:number-columns-repeated="2" office:value-type="string" calcext:value-type="string">
            <text:p>Deterministisch</text:p>
          </table:table-cell>
        </table:table-row>
        <table:table-row table:style-name="ro1">
          <table:table-cell office:value-type="string" calcext:value-type="string">
            <text:p>Rekombinationsart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  <table:table-cell office:value-type="string" calcext:value-type="string">
            <text:p>Arithmetisch</text:p>
          </table:table-cell>
          <table:table-cell office:value-type="string" calcext:value-type="string">
            <text:p>Intermediä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er</text:p>
          </table:table-cell>
          <table:table-cell table:number-columns-repeated="6" office:value-type="string" calcext:value-type="string">
            <text:p>Stefan</text:p>
          </table:table-cell>
          <table:table-cell table:number-columns-repeated="6" office:value-type="string" calcext:value-type="string">
            <text:p>Angela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ittelwert Fitness</text:p>
          </table:table-cell>
          <table:table-cell table:formula="of:=['Testreihe B'.A12]" office:value-type="float" office:value="1.90744806838877" calcext:value-type="float">
            <text:p>1,9074480684</text:p>
          </table:table-cell>
          <table:table-cell table:formula="of:=['Testreihe C'.A12]" office:value-type="float" office:value="6.50269787764687" calcext:value-type="float">
            <text:p>6,5026978776</text:p>
          </table:table-cell>
          <table:table-cell table:formula="of:=['Testreihe D'.A12]" office:value-type="float" office:value="1.51396856676041" calcext:value-type="float">
            <text:p>1,5139685668</text:p>
          </table:table-cell>
          <table:table-cell table:formula="of:=['Testreihe E'.A12]" office:value-type="float" office:value="1.85789613957414" calcext:value-type="float">
            <text:p>1,8578961396</text:p>
          </table:table-cell>
          <table:table-cell table:formula="of:=['Testreihe F'.A12]" office:value-type="float" office:value="1.04671494528581" calcext:value-type="float">
            <text:p>1,0467149453</text:p>
          </table:table-cell>
          <table:table-cell table:formula="of:=['Testreihe G'.A12]" office:value-type="float" office:value="1.05706381361712" calcext:value-type="float">
            <text:p>1,0570638136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664680780761379" calcext:value-type="float">
            <text:p>0,6646807808</text:p>
          </table:table-cell>
          <table:table-cell office:value-type="float" office:value="0.980619542734735" calcext:value-type="float">
            <text:p>0,9806195427</text:p>
          </table:table-cell>
          <table:table-cell office:value-type="float" office:value="0.315433210920247" calcext:value-type="float">
            <text:p>0,3154332109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>
          <table:table-cell office:value-type="string" calcext:value-type="string">
            <text:p>Mittelwert Anzahl Durchläufe</text:p>
          </table:table-cell>
          <table:table-cell table:formula="of:=['Testreihe B'.B12]" office:value-type="float" office:value="321.8" calcext:value-type="float">
            <text:p>321,8</text:p>
          </table:table-cell>
          <table:table-cell table:formula="of:=['Testreihe C'.B12]" office:value-type="float" office:value="103.9" calcext:value-type="float">
            <text:p>103,9</text:p>
          </table:table-cell>
          <table:table-cell table:formula="of:=['Testreihe D'.B12]" office:value-type="float" office:value="149.9" calcext:value-type="float">
            <text:p>149,9</text:p>
          </table:table-cell>
          <table:table-cell table:formula="of:=['Testreihe E'.B12]" office:value-type="float" office:value="130.7" calcext:value-type="float">
            <text:p>130,7</text:p>
          </table:table-cell>
          <table:table-cell table:formula="of:=['Testreihe F'.B12]" office:value-type="float" office:value="411" calcext:value-type="float">
            <text:p>411</text:p>
          </table:table-cell>
          <table:table-cell table:formula="of:=['Testreihe G'.B12]" office:value-type="float" office:value="613.1" calcext:value-type="float">
            <text:p>613,1</text:p>
          </table:table-cell>
          <table:table-cell office:value-type="float" office:value="192.8" calcext:value-type="float">
            <text:p>192,8</text:p>
          </table:table-cell>
          <table:table-cell office:value-type="float" office:value="153.8" calcext:value-type="float">
            <text:p>153,8</text:p>
          </table:table-cell>
          <table:table-cell office:value-type="float" office:value="637.6" calcext:value-type="float">
            <text:p>637,6</text:p>
          </table:table-cell>
          <table:table-cell office:value-type="float" office:value="923.8" calcext:value-type="float">
            <text:p>923,8</text:p>
          </table:table-cell>
          <table:table-cell office:value-type="float" office:value="228.5" calcext:value-type="float">
            <text:p>228,5</text:p>
          </table:table-cell>
          <table:table-cell office:value-type="float" office:value="171.8" calcext:value-type="float">
            <text:p>171,8</text:p>
          </table:table-cell>
        </table:table-row>
      </table:table>
      <table:table table:name="Diagramme" table:style-name="ta1">
        <table:shapes>
          <draw:frame draw:z-index="0" draw:style-name="gr1" draw:text-style-name="P1" svg:width="111.23mm" svg:height="90.05mm" svg:x="136.02mm" svg:y="95.88mm">
            <loext:p draw:notify-on-update-of-ranges="Diagramme.B35:Diagramme.D35 Diagramme.A36:Diagramme.A36 Diagramme.B36:Diagramme.D36 Diagramme.A37:Diagramme.A37 Diagramme.B37:Diagramme.D3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08.49mm" svg:height="89.99mm" svg:x="135.75mm" svg:y="0mm">
            <loext:p draw:notify-on-update-of-ranges="Diagramme.B3:Diagramme.D3 Diagramme.A5:Diagramme.A5 Diagramme.B5:Diagramme.D5 Diagramme.A4:Diagramme.A4 Diagramme.B4:Diagramme.D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9.31mm" svg:height="90.05mm" svg:x="294.61mm" svg:y="6.91mm">
            <loext:p draw:notify-on-update-of-ranges="Diagramme.B11:Diagramme.D11 Diagramme.A13:Diagramme.A13 Diagramme.B13:Diagramme.D13 Diagramme.A12:Diagramme.A12 Diagramme.B12:Diagramme.D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1.41mm" svg:height="90.05mm" svg:x="135.57mm" svg:y="194.96mm">
            <loext:p draw:notify-on-update-of-ranges="Diagramme.B27:Diagramme.D27 Diagramme.A28:Diagramme.A28 Diagramme.B28:Diagramme.D28 Diagramme.A29:Diagramme.A29 Diagramme.B29:Diagramme.D2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Umweltselektion Rouletteverfahr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Umweltselektion: Determinis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Arithme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>
          <table:table-cell office:value-type="string" calcext:value-type="string">
            <text:p>Intermediär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string" calcext:value-type="string">
            <text:p>Rekombinationsart: Aritmetisch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1.90744806838877" calcext:value-type="float">
            <text:p>1,9074480684</text:p>
          </table:table-cell>
          <table:table-cell office:value-type="float" office:value="1.04671494528581" calcext:value-type="float">
            <text:p>1,0467149453</text:p>
          </table:table-cell>
          <table:table-cell office:value-type="float" office:value="0.664680780761379" calcext:value-type="float">
            <text:p>0,6646807808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51396856676041" calcext:value-type="float">
            <text:p>1,5139685668</text:p>
          </table:table-cell>
          <table:table-cell office:value-type="float" office:value="0.895545120039835" calcext:value-type="float">
            <text:p>0,89554512</text:p>
          </table:table-cell>
          <table:table-cell office:value-type="float" office:value="0.315433210920247" calcext:value-type="float">
            <text:p>0,3154332109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ekombinationsart: Intermediä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0 / 40</text:p>
          </table:table-cell>
          <table:table-cell office:value-type="string" calcext:value-type="string">
            <text:p>50 / 200</text:p>
          </table:table-cell>
          <table:table-cell office:value-type="string" calcext:value-type="string">
            <text:p>100 / 400</text:p>
          </table:table-cell>
        </table:table-row>
        <table:table-row table:style-name="ro1">
          <table:table-cell office:value-type="string" calcext:value-type="string">
            <text:p>Rouletteverfahren</text:p>
          </table:table-cell>
          <table:table-cell office:value-type="float" office:value="6.50269787764687" calcext:value-type="float">
            <text:p>6,5026978776</text:p>
          </table:table-cell>
          <table:table-cell office:value-type="float" office:value="1.05706381361712" calcext:value-type="float">
            <text:p>1,0570638136</text:p>
          </table:table-cell>
          <table:table-cell office:value-type="float" office:value="0.980619542734735" calcext:value-type="float">
            <text:p>0,9806195427</text:p>
          </table:table-cell>
        </table:table-row>
        <table:table-row table:style-name="ro1">
          <table:table-cell office:value-type="string" calcext:value-type="string">
            <text:p>Deterministisch</text:p>
          </table:table-cell>
          <table:table-cell office:value-type="float" office:value="1.85789613957414" calcext:value-type="float">
            <text:p>1,8578961396</text:p>
          </table:table-cell>
          <table:table-cell office:value-type="float" office:value="1.04842980270811" calcext:value-type="float">
            <text:p>1,0484298027</text:p>
          </table:table-cell>
          <table:table-cell office:value-type="float" office:value="0.949853339051704" calcext:value-type="float">
            <text:p>0,9498533391</text:p>
          </table:table-cell>
        </table:table-row>
      </table:table>
      <table:table table:name="Testreihe B" table:style-name="ta1">
        <table:table-column table:style-name="co2" table:default-cell-style-name="ce4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54620495429469" calcext:value-type="float">
            <text:p>2,5462049543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1.51032725653837" calcext:value-type="float">
            <text:p>1,5103272565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office:value-type="float" office:value="1.2844189946936" calcext:value-type="float">
            <text:p>1,2844189947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office:value-type="float" office:value="1.73896394446422" calcext:value-type="float">
            <text:p>1,7389639445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float" office:value="1.32394690414984" calcext:value-type="float">
            <text:p>1,3239469041</text:p>
          </table:table-cell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office:value-type="float" office:value="1.71430068816537" calcext:value-type="float">
            <text:p>1,714300688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2.27623355554768" calcext:value-type="float">
            <text:p>2,2762335555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3.14936448006097" calcext:value-type="float">
            <text:p>3,1493644801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1.8178597086603" calcext:value-type="float">
            <text:p>1,8178597087</text:p>
          </table:table-cell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1.71286019731263" calcext:value-type="float">
            <text:p>1,7128601973</text:p>
          </table:table-cell>
          <table:table-cell office:value-type="float" office:value="277" calcext:value-type="float">
            <text:p>27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90744806838877" calcext:value-type="float">
            <text:p>1,9074480684</text:p>
          </table:table-cell>
          <table:table-cell table:formula="of:=SUM([.B2:.B11])/COUNT([.B2:.B11])" office:value-type="float" office:value="321.8" calcext:value-type="float">
            <text:p>321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C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7.87962465782721" calcext:value-type="float">
            <text:p>7,8796246578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.04974492438791" calcext:value-type="float">
            <text:p>5,0497449244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5.84724905918359" calcext:value-type="float">
            <text:p>5,847249059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7.11150880866143" calcext:value-type="float">
            <text:p>7,1115088087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6.00760248195933" calcext:value-type="float">
            <text:p>6,007602482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4.39682425409698" calcext:value-type="float">
            <text:p>4,3968242541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4.53617758225534" calcext:value-type="float">
            <text:p>4,5361775823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float" office:value="6.69921322633585" calcext:value-type="float">
            <text:p>6,699213226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.56552976569249" calcext:value-type="float">
            <text:p>2,565529765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4.9335040160686" calcext:value-type="float">
            <text:p>14,933504016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6.50269787764687" calcext:value-type="float">
            <text:p>6,5026978776</text:p>
          </table:table-cell>
          <table:table-cell table:formula="of:=SUM([.B2:.B11])/COUNT([.B2:.B11])" office:value-type="float" office:value="103.9" calcext:value-type="float">
            <text:p>103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D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22928872368716" calcext:value-type="float">
            <text:p>1,2292887237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.09592963631272" calcext:value-type="float">
            <text:p>1,09592963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73250998884736" calcext:value-type="float">
            <text:p>1,732509988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52963562822937" calcext:value-type="float">
            <text:p>1,5296356282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73613706453654" calcext:value-type="float">
            <text:p>1,7361370645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0.969618743356282" calcext:value-type="float">
            <text:p>0,9696187434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1.40619903434229" calcext:value-type="float">
            <text:p>1,4061990343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2.33440971568431" calcext:value-type="float">
            <text:p>2,33440971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88624108312753" calcext:value-type="float">
            <text:p>1,886241083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float" office:value="1.21971604948052" calcext:value-type="float">
            <text:p>1,219716049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51396856676041" calcext:value-type="float">
            <text:p>1,5139685668</text:p>
          </table:table-cell>
          <table:table-cell table:formula="of:=SUM([.B2:.B11])/COUNT([.B2:.B11])" office:value-type="float" office:value="149.9" calcext:value-type="float">
            <text:p>149,9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E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.22987608435745" calcext:value-type="float">
            <text:p>2,229876084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2.36071008315241" calcext:value-type="float">
            <text:p>2,3607100832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.76741376244309" calcext:value-type="float">
            <text:p>1,7674137624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.18231288399553" calcext:value-type="float">
            <text:p>2,182312884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2.01526223942667" calcext:value-type="float">
            <text:p>2,0152622394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2.35577834088589" calcext:value-type="float">
            <text:p>2,3557783409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.69929802418742" calcext:value-type="float">
            <text:p>1,699298024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.40880645085942" calcext:value-type="float">
            <text:p>1,4088064509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.22446172118282" calcext:value-type="float">
            <text:p>1,2244617212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33504180525068" calcext:value-type="float">
            <text:p>1,3350418053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85789613957414" calcext:value-type="float">
            <text:p>1,8578961396</text:p>
          </table:table-cell>
          <table:table-cell table:formula="of:=SUM([.B2:.B11])/COUNT([.B2:.B11])" office:value-type="float" office:value="130.7" calcext:value-type="float">
            <text:p>130,7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F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13771714738464" calcext:value-type="float">
            <text:p>1,1377171474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office:value-type="float" office:value="1.07024272958904" calcext:value-type="float">
            <text:p>1,0702427296</text:p>
          </table:table-cell>
          <table:table-cell office:value-type="float" office:value="289" calcext:value-type="float">
            <text:p>289</text:p>
          </table:table-cell>
          <table:table-cell/>
        </table:table-row>
        <table:table-row table:style-name="ro1">
          <table:table-cell office:value-type="float" office:value="1.09535368194952" calcext:value-type="float">
            <text:p>1,0953536819</text:p>
          </table:table-cell>
          <table:table-cell office:value-type="float" office:value="314" calcext:value-type="float">
            <text:p>314</text:p>
          </table:table-cell>
          <table:table-cell/>
        </table:table-row>
        <table:table-row table:style-name="ro1">
          <table:table-cell office:value-type="float" office:value="1.0320433006921" calcext:value-type="float">
            <text:p>1,0320433007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.00306322653125" calcext:value-type="float">
            <text:p>1,0030632265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float" office:value="1.02115466371175" calcext:value-type="float">
            <text:p>1,0211546637</text:p>
          </table:table-cell>
          <table:table-cell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1.02855537547955" calcext:value-type="float">
            <text:p>1,0285553755</text:p>
          </table:table-cell>
          <table:table-cell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1.02514278833798" calcext:value-type="float">
            <text:p>1,0251427883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float" office:value="1.0236095299846" calcext:value-type="float">
            <text:p>1,02360953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.03026700919768" calcext:value-type="float">
            <text:p>1,03026700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671494528581" calcext:value-type="float">
            <text:p>1,0467149453</text:p>
          </table:table-cell>
          <table:table-cell table:formula="of:=SUM([.B2:.B11])/COUNT([.B2:.B11])" office:value-type="float" office:value="411" calcext:value-type="float">
            <text:p>41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G" table:style-name="ta1">
        <table:table-column table:style-name="co2" table:default-cell-style-name="ce4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8087991760822" calcext:value-type="float">
            <text:p>1,0808799176</text:p>
          </table:table-cell>
          <table:table-cell table:style-name="ce4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1.02667420611748" calcext:value-type="float">
            <text:p>1,0266742061</text:p>
          </table:table-cell>
          <table:table-cell table:style-name="ce4"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1.04148040630516" calcext:value-type="float">
            <text:p>1,0414804063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1.0221159764227" calcext:value-type="float">
            <text:p>1,0221159764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1.04165279180576" calcext:value-type="float">
            <text:p>1,0416527918</text:p>
          </table:table-cell>
          <table:table-cell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1.04183957900817" calcext:value-type="float">
            <text:p>1,041839579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.12730674742671" calcext:value-type="float">
            <text:p>1,1273067474</text:p>
          </table:table-cell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 office:value-type="float" office:value="1.06627892143204" calcext:value-type="float">
            <text:p>1,0662789214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float" office:value="1.00635881114544" calcext:value-type="float">
            <text:p>1,0063588111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float" office:value="1.11605077889956" calcext:value-type="float">
            <text:p>1,1160507789</text:p>
          </table:table-cell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5706381361712" calcext:value-type="float">
            <text:p>1,0570638136</text:p>
          </table:table-cell>
          <table:table-cell table:formula="of:=SUM([.B2:.B11])/COUNT([.B2:.B11])" office:value-type="float" office:value="613.1" calcext:value-type="float">
            <text:p>613,1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H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44863206634" calcext:value-type="float">
            <text:p>1,0134486321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1.01740624146493" calcext:value-type="float">
            <text:p>1,0174062415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.02592618608576" calcext:value-type="float">
            <text:p>1,0259261861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.01027187044074" calcext:value-type="float">
            <text:p>1,0102718704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" office:value-type="float" office:value="0.651071220492608" calcext:value-type="float">
            <text:p>0,6510712205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0.968693847943308" calcext:value-type="float">
            <text:p>0,968693847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1.02040846604035" calcext:value-type="float">
            <text:p>1,020408466</text:p>
          </table:table-cell>
          <table:table-cell table:style-name="ce3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1704482214647" calcext:value-type="float">
            <text:p>1,0170448221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.02275761662736" calcext:value-type="float">
            <text:p>1,0227576166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0.208422297090483" calcext:value-type="float">
            <text:p>0,2084222971</text:p>
          </table:table-cell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895545120039835" calcext:value-type="float">
            <text:p>0,89554512</text:p>
          </table:table-cell>
          <table:table-cell table:style-name="ce3" table:formula="of:=SUM([.B2:.B11])/COUNT([.B2:.B11])" office:value-type="float" office:value="192.8" calcext:value-type="float">
            <text:p>192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I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6141326770575" calcext:value-type="float">
            <text:p>1,0614132677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1.07967046736803" calcext:value-type="float">
            <text:p>1,0796704674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.05873107832421" calcext:value-type="float">
            <text:p>1,0587310783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.02694214192037" calcext:value-type="float">
            <text:p>1,026942141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1.01980680438805" calcext:value-type="float">
            <text:p>1,0198068044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1.01563068735105" calcext:value-type="float">
            <text:p>1,0156306874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1.05395212461299" calcext:value-type="float">
            <text:p>1,0539521246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.0281851836335" calcext:value-type="float">
            <text:p>1,028185183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5874703479435" calcext:value-type="float">
            <text:p>1,058747034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1.0812192369828" calcext:value-type="float">
            <text:p>1,08121923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1.04842980270811" calcext:value-type="float">
            <text:p>1,0484298027</text:p>
          </table:table-cell>
          <table:table-cell table:style-name="ce3" table:formula="of:=SUM([.B2:.B11])/COUNT([.B2:.B11])" office:value-type="float" office:value="153.8" calcext:value-type="float">
            <text:p>15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J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337890651059" calcext:value-type="float">
            <text:p>1,013378906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float" office:value="0.651165613553022" calcext:value-type="float">
            <text:p>0,6511656136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float" office:value="0.21114493550708" calcext:value-type="float">
            <text:p>0,2111449355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0.998293748045215" calcext:value-type="float">
            <text:p>0,998293748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0.532569093417835" calcext:value-type="float">
            <text:p>0,5325690934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0.877369992956096" calcext:value-type="float">
            <text:p>0,877369993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0.773649214406263" calcext:value-type="float">
            <text:p>0,7736492144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float" office:value="0.176457325686104" calcext:value-type="float">
            <text:p>0,1764573257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float" office:value="0.517442460850789" calcext:value-type="float">
            <text:p>0,5174424609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float" office:value="0.89533651668079" calcext:value-type="float">
            <text:p>0,8953365167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664680780761378" calcext:value-type="float">
            <text:p>0,6646807808</text:p>
          </table:table-cell>
          <table:table-cell table:style-name="ce3" table:formula="of:=SUM([.B2:.B11])/COUNT([.B2:.B11])" office:value-type="float" office:value="637.6" calcext:value-type="float">
            <text:p>637,6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K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996469705287428" calcext:value-type="float">
            <text:p>0,9964697053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.01470679673497" calcext:value-type="float">
            <text:p>1,0147067967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0.877172988199519" calcext:value-type="float">
            <text:p>0,8771729882</text:p>
          </table:table-cell>
          <table:table-cell office:value-type="float" office:value="1266" calcext:value-type="float">
            <text:p>1266</text:p>
          </table:table-cell>
          <table:table-cell/>
        </table:table-row>
        <table:table-row table:style-name="ro1">
          <table:table-cell office:value-type="float" office:value="1.00392635555854" calcext:value-type="float">
            <text:p>1,0039263556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0.955472725030707" calcext:value-type="float">
            <text:p>0,955472725</text:p>
          </table:table-cell>
          <table:table-cell table:style-name="ce3"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float" office:value="0.98081602098248" calcext:value-type="float">
            <text:p>0,980816021</text:p>
          </table:table-cell>
          <table:table-cell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.00900525992238" calcext:value-type="float">
            <text:p>1,0090052599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0.988535392977351" calcext:value-type="float">
            <text:p>0,988535393</text:p>
          </table:table-cell>
          <table:table-cell table:style-name="ce3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0.965257219242414" calcext:value-type="float">
            <text:p>0,9652572192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float" office:value="1.01483296341156" calcext:value-type="float">
            <text:p>1,0148329634</text:p>
          </table:table-cell>
          <table:table-cell table:style-name="ce3" office:value-type="float" office:value="812" calcext:value-type="float">
            <text:p>812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80619542734735" calcext:value-type="float">
            <text:p>0,9806195427</text:p>
          </table:table-cell>
          <table:table-cell table:style-name="ce3" table:formula="of:=SUM([.B2:.B11])/COUNT([.B2:.B11])" office:value-type="float" office:value="923.8" calcext:value-type="float">
            <text:p>923,8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L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0.108975770059906" calcext:value-type="float">
            <text:p>0,108975770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0.168354369268594" calcext:value-type="float">
            <text:p>0,168354369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0.173485737656311" calcext:value-type="float">
            <text:p>0,1734857377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float" office:value="0.158789978744219" calcext:value-type="float">
            <text:p>0,1587899787</text:p>
          </table:table-cell>
          <table:table-cell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0.241668920098735" calcext:value-type="float">
            <text:p>0,241668920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0.50208897101055" calcext:value-type="float">
            <text:p>0,502088971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0.7180422439114" calcext:value-type="float">
            <text:p>0,718042243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0.38370528168557" calcext:value-type="float">
            <text:p>0,383705281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0.275740360280113" calcext:value-type="float">
            <text:p>0,275740360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0.423480476487072" calcext:value-type="float">
            <text:p>0,4234804765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315433210920247" calcext:value-type="float">
            <text:p>0,3154332109</text:p>
          </table:table-cell>
          <table:table-cell table:style-name="ce3" table:formula="of:=SUM([.B2:.B11])/COUNT([.B2:.B11])" office:value-type="float" office:value="228.5" calcext:value-type="float">
            <text:p>228,5</text:p>
          </table:table-cell>
          <table:table-cell office:value-type="string" calcext:value-type="string">
            <text:p>Mittelwerte</text:p>
          </table:table-cell>
        </table:table-row>
      </table:table>
      <table:table table:name="Testreihe M" table:style-name="ta1"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1.01835974227155" calcext:value-type="float">
            <text:p>1,0183597423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0.434608714900501" calcext:value-type="float">
            <text:p>0,4346087149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float" office:value="1.0099815545593" calcext:value-type="float">
            <text:p>1,00998155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0.987200838552832" calcext:value-type="float">
            <text:p>0,9872008386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float" office:value="1.01383340994537" calcext:value-type="float">
            <text:p>1,0138334099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float" office:value="1.02486109290609" calcext:value-type="float">
            <text:p>1,0248610929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.00176060818853" calcext:value-type="float">
            <text:p>1,0017606082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.00907249349674" calcext:value-type="float">
            <text:p>1,0090724935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0.991750471810115" calcext:value-type="float">
            <text:p>0,991750471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1.007104463886" calcext:value-type="float">
            <text:p>1,007104463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table:style-name="ce3" table:formula="of:=SUM([.A2:.A11])/COUNT([.A2:.A11])" office:value-type="float" office:value="0.949853339051703" calcext:value-type="float">
            <text:p>0,9498533391</text:p>
          </table:table-cell>
          <table:table-cell table:style-name="ce3" table:formula="of:=SUM([.B2:.B11])/COUNT([.B2:.B11])" office:value-type="float" office:value="171.8" calcext:value-type="float">
            <text:p>171,8</text:p>
          </table:table-cell>
          <table:table-cell office:value-type="string" calcext:value-type="string">
            <text:p>Mittelwerte</text:p>
          </table:table-cell>
        </table:table-row>
      </table:table>
      <table:table table:name="Auswertung" table:style-name="ta1">
        <table:shapes>
          <draw:frame draw:z-index="0" draw:style-name="gr1" draw:text-style-name="P1" svg:width="159.9mm" svg:height="90.05mm" svg:x="142.58mm" svg:y="256.05mm">
            <loext:p draw:notify-on-update-of-ranges="Auswertung.A68:Auswertung.A68 Auswertung.A69:Auswertung.A73 Auswertung.B68:Auswertung.B68 Auswertung.B69:Auswertung.B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4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66249239577387" calcext:value-type="float">
            <text:p>0,1662492396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65922808925724" calcext:value-type="float">
            <text:p>0,0365922809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827028267430032" calcext:value-type="float">
            <text:p>0,0827028267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35062822290586" calcext:value-type="float">
            <text:p>0,073506282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772568862667331" calcext:value-type="float">
            <text:p>0,077256886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219425005716236" calcext:value-type="float">
            <text:p>0,2194250057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102098540473284" calcext:value-type="float">
            <text:p>0,1020985405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214698936114399" calcext:value-type="float">
            <text:p>0,2146989361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35827072546489" calcext:value-type="float">
            <text:p>0,035827072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float" office:value="0.0031025052372649" calcext:value-type="float">
            <text:p>0,003102505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2:.C11])/COUNT([.C2:.C11])" office:value-type="float" office:value="0.101145957579643" calcext:value-type="float">
            <text:p>0,1011459576</text:p>
          </table:table-cell>
          <table:table-cell table:style-name="ce3" table:formula="of:=SUM([.D2:.D11])/COUNT([.D2:.D11])" office:value-type="float" office:value="171.9" calcext:value-type="float">
            <text:p>171,9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005631141442554" calcext:value-type="float">
            <text:p>0,0005631141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218529395975039" calcext:value-type="float">
            <text:p>0,0218529396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122480935492562" calcext:value-type="float">
            <text:p>0,012248093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006891185470167" calcext:value-type="float">
            <text:p>0,000689118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052360473753463" calcext:value-type="float">
            <text:p>0,0052360474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196705385069249" calcext:value-type="float">
            <text:p>0,0196705385</text:p>
          </table:table-cell>
          <table:table-cell table:style-name="ce6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026738008964377" calcext:value-type="float">
            <text:p>0,0026738009</text:p>
          </table:table-cell>
          <table:table-cell table:style-name="ce6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212846522021803" calcext:value-type="float">
            <text:p>0,0212846522</text:p>
          </table:table-cell>
          <table:table-cell table:style-name="ce6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078247416232258" calcext:value-type="float">
            <text:p>0,0078247416</text:p>
          </table:table-cell>
          <table:table-cell table:style-name="ce6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0" calcext:value-type="float">
            <text:p>1200</text:p>
          </table:table-cell>
          <table:table-cell table:style-name="ce4" office:value-type="float" office:value="0.010307511561545" calcext:value-type="float">
            <text:p>0,0103075116</text:p>
          </table:table-cell>
          <table:table-cell table:style-name="ce6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15:.C24])/COUNT([.C15:.C24])" office:value-type="float" office:value="0.0102350558003692" calcext:value-type="float">
            <text:p>0,0102350558</text:p>
          </table:table-cell>
          <table:table-cell table:style-name="ce3" table:formula="of:=SUM([.D15:.D24])/COUNT([.D15:.D24])" office:value-type="float" office:value="185.5" calcext:value-type="float">
            <text:p>185,5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0689698438062" calcext:value-type="float">
            <text:p>0,0006896984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09514046319197" calcext:value-type="float">
            <text:p>0,0009514046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77206288923761" calcext:value-type="float">
            <text:p>0,0077206289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48820647965547" calcext:value-type="float">
            <text:p>0,0048820648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66379838573825" calcext:value-type="float">
            <text:p>0,0066379839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22634573563181" calcext:value-type="float">
            <text:p>0,0022634574</text:p>
          </table:table-cell>
          <table:table-cell table:style-name="ce6"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0994692541566" calcext:value-type="float">
            <text:p>0,0009946925</text:p>
          </table:table-cell>
          <table:table-cell table:style-name="ce6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044679467989439" calcext:value-type="float">
            <text:p>0,0044679468</text:p>
          </table:table-cell>
          <table:table-cell table:style-name="ce6"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106480666029249" calcext:value-type="float">
            <text:p>0,0106480666</text:p>
          </table:table-cell>
          <table:table-cell table:style-name="ce6"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00" calcext:value-type="float">
            <text:p>1600</text:p>
          </table:table-cell>
          <table:table-cell table:style-name="ce4" office:value-type="float" office:value="0.0112132839507771" calcext:value-type="float">
            <text:p>0,011213284</text:p>
          </table:table-cell>
          <table:table-cell table:style-name="ce6"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28:.C37])/COUNT([.C28:.C37])" office:value-type="float" office:value="0.0050469227866825" calcext:value-type="float">
            <text:p>0,0050469228</text:p>
          </table:table-cell>
          <table:table-cell table:style-name="ce3" table:formula="of:=SUM([.D28:.D37])/COUNT([.D28:.D37])" office:value-type="float" office:value="195.4" calcext:value-type="float">
            <text:p>195,4</text:p>
          </table:table-cell>
          <table:table-cell office:value-type="string" calcext:value-type="string">
            <text:p>Mittelwerte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24954611593691" calcext:value-type="float">
            <text:p>0,0024954612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223794865198" calcext:value-type="float">
            <text:p>2,23794865198E-05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609232091927" calcext:value-type="float">
            <text:p>6,09232091927E-0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7514396791515" calcext:value-type="float">
            <text:p>0,0007514397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449098284487" calcext:value-type="float">
            <text:p>4,49098284487E-05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077788903973" calcext:value-type="float">
            <text:p>0,0003077789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689374769069" calcext:value-type="float">
            <text:p>6,89374769069E-05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26719880855072" calcext:value-type="float">
            <text:p>0,0026719881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31624095881" calcext:value-type="float">
            <text:p>3,1624095881E-05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0.0000579044713442" calcext:value-type="float">
            <text:p>5,79044713442E-0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41:.C50])/COUNT([.C41:.C50])" office:value-type="float" office:value="0.00065133463827184" calcext:value-type="float">
            <text:p>0,0006513346</text:p>
          </table:table-cell>
          <table:table-cell table:style-name="ce3" table:formula="of:=SUM([.D41:.D50])/COUNT([.D41:.D50])" office:value-type="float" office:value="191" calcext:value-type="float">
            <text:p>191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Anzahl Kinder</text:p>
          </table:table-cell>
          <table:table-cell table:style-name="ce3" office:value-type="string" calcext:value-type="string">
            <text:p>Fitness</text:p>
          </table:table-cell>
          <table:table-cell table:style-name="ce3" office:value-type="string" calcext:value-type="string">
            <text:p>Anzahl der Durchläufe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54788883478" calcext:value-type="float">
            <text:p>5,4788883478E-0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81110819972" calcext:value-type="float">
            <text:p>0,0001811108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8788025240707" calcext:value-type="float">
            <text:p>0,000878802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259254815992" calcext:value-type="float">
            <text:p>2,59254815992E-0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10311522838" calcext:value-type="float">
            <text:p>1,0311522838E-06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81846133699" calcext:value-type="float">
            <text:p>8,1846133699E-06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169468591168" calcext:value-type="float">
            <text:p>0,0001169469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637490827113" calcext:value-type="float">
            <text:p>6,37490827113E-05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0000585392195" calcext:value-type="float">
            <text:p>5,85392195E-08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0" calcext:value-type="float">
            <text:p>2400</text:p>
          </table:table-cell>
          <table:table-cell office:value-type="float" office:value="0.0001876387761313" calcext:value-type="float">
            <text:p>0,0001876388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55:.C64])/COUNT([.C55:.C64])" office:value-type="float" office:value="0.00014689267368223" calcext:value-type="float">
            <text:p>0,0001468927</text:p>
          </table:table-cell>
          <table:table-cell table:style-name="ce3" table:formula="of:=SUM([.D55:.D64])/COUNT([.D55:.D64])" office:value-type="float" office:value="181.7" calcext:value-type="float">
            <text:p>181,7</text:p>
          </table:table-cell>
          <table:table-cell office:value-type="string" calcext:value-type="string">
            <text:p>Mittelwerte</text:p>
          </table:table-cell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Populationsgröße / Anzahl Kinder</text:p>
          </table:table-cell>
          <table:table-cell table:style-name="Default" office:value-type="string" calcext:value-type="string">
            <text:p>mittlere Fitness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0 / 800</text:p>
          </table:table-cell>
          <table:table-cell table:style-name="Default" office:value-type="float" office:value="0.101145957579643" calcext:value-type="float">
            <text:p>0,101145957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300 / 1200</text:p>
          </table:table-cell>
          <table:table-cell table:style-name="Default" office:value-type="float" office:value="0.0145242040176963" calcext:value-type="float">
            <text:p>0,01452420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400 / 1600</text:p>
          </table:table-cell>
          <table:table-cell table:style-name="Default" office:value-type="float" office:value="0.0050469227866825" calcext:value-type="float">
            <text:p>0,005046922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500 / 2000</text:p>
          </table:table-cell>
          <table:table-cell table:style-name="Default" office:value-type="float" office:value="0.00065133463827184" calcext:value-type="float">
            <text:p>0,000651334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600 / 2400</text:p>
          </table:table-cell>
          <table:table-cell table:style-name="Default" office:value-type="float" office:value="0.00014689267368223" calcext:value-type="float">
            <text:p>0,0001468927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4:59:34.5270915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36:53.419766765</meta:creation-date>
    <meta:generator>LibreOffice/5.1.4.2$Linux_X86_64 LibreOffice_project/10m0$Build-2</meta:generator>
    <dc:date>2016-11-11T15:25:26.225211055</dc:date>
    <meta:editing-duration>PT3H16M14S</meta:editing-duration>
    <meta:editing-cycles>66</meta:editing-cycles>
    <meta:document-statistic meta:table-count="15" meta:cell-count="76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legend chart:legend-position="end" svg:x="12.266cm" svg:y="4.204cm" style:legend-expansion="high" chart:style-name="ch2"/>
        <chart:plot-area chart:style-name="ch3" table:cell-range-address="Auswertung.A68:Auswertung.B73" chart:data-source-has-labels="both" svg:x="0.319cm" svg:y="0.18cm" svg:width="11.628cm" svg:height="7.665cm">
          <chartooo:coordinate-region svg:x="1.231cm" svg:y="0.379cm" svg:width="9.907cm" svg:height="6.819cm"/>
          <chart:axis chart:dimension="x" chart:name="primary-x" chart:style-name="ch4" chartooo:axis-type="auto">
            <chartooo:date-scale/>
            <chart:title svg:x="3.668cm" svg:y="8.025cm" chart:style-name="ch5">
              <text:p>Populationsgröße / Anzahl Kinder</text:p>
            </chart:title>
            <chart:categories table:cell-range-address="Auswertung.A69:Auswertung.A73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Auswertung.B69:Auswertung.B73" chart:label-cell-address="Auswertung.B68:Auswertung.B68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lere Fitness</text:p>
                <draw:g>
                  <svg:desc>Auswertung.B68:Auswertung.B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0 / 800</text:p>
                <draw:g>
                  <svg:desc>Auswertung.A69:Auswertung.A73</svg:desc>
                </draw:g>
              </table:table-cell>
              <table:table-cell office:value-type="float" office:value="0.101145957579643">
                <text:p>0.101145957579643</text:p>
                <draw:g>
                  <svg:desc>Auswertung.B69:Auswertung.B73</svg:desc>
                </draw:g>
              </table:table-cell>
            </table:table-row>
            <table:table-row>
              <table:table-cell office:value-type="string">
                <text:p>300 / 1200</text:p>
              </table:table-cell>
              <table:table-cell office:value-type="float" office:value="0.0145242040176963">
                <text:p>0.0145242040176963</text:p>
              </table:table-cell>
            </table:table-row>
            <table:table-row>
              <table:table-cell office:value-type="string">
                <text:p>400 / 1600</text:p>
              </table:table-cell>
              <table:table-cell office:value-type="float" office:value="0.0050469227866825">
                <text:p>0.0050469227866825</text:p>
              </table:table-cell>
            </table:table-row>
            <table:table-row>
              <table:table-cell office:value-type="string">
                <text:p>500 / 2000</text:p>
              </table:table-cell>
              <table:table-cell office:value-type="float" office:value="0.00065133463827184">
                <text:p>0.00065133463827184</text:p>
              </table:table-cell>
            </table:table-row>
            <table:table-row>
              <table:table-cell office:value-type="string">
                <text:p>600 / 2400</text:p>
              </table:table-cell>
              <table:table-cell office:value-type="float" office:value="0.00014689267368223">
                <text:p>0.00014689267368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5cm" svg:height="9cm" xlink:href=".." xlink:type="simple" chart:class="chart:bar" chart:row-mapping="1 0" chart:style-name="ch1">
        <chart:title svg:x="1.889cm" svg:y="0.316cm" chart:style-name="ch2">
          <text:p>Umweltselektion: Rouletteverahren</text:p>
        </chart:title>
        <chart:subtitle svg:x="2.881cm" svg:y="1.275cm" chart:style-name="ch3">
          <text:p>Vergleich Rekombinationsart</text:p>
        </chart:subtitle>
        <chart:plot-area chart:style-name="ch4" table:cell-range-address="Diagramme.A3:Diagramme.D5" chart:data-source-has-labels="both" svg:x="1.228cm" svg:y="2.138cm" svg:width="9.405cm" svg:height="5.701cm">
          <chartooo:coordinate-region svg:x="1.664cm" svg:y="2.338cm" svg:width="8.969cm" svg:height="4.854cm"/>
          <chart:axis chart:dimension="x" chart:name="primary-x" chart:style-name="ch5" chartooo:axis-type="auto">
            <chartooo:date-scale/>
            <chart:title svg:x="3.465cm" svg:y="8.019cm" chart:style-name="ch6">
              <text:p>Populationsgröße / Anzahl Kinder</text:p>
            </chart:title>
            <chart:categories table:cell-range-address="Diagramme.B3:Diagramme.D3"/>
          </chart:axis>
          <chart:axis chart:dimension="y" chart:name="primary-y" chart:style-name="ch7">
            <chart:title svg:x="0.451cm" svg:y="7.625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5:Diagramme.D5" chart:label-cell-address="Diagramme.A5:Diagramme.A5" chart:class="chart:bar">
            <chart:data-point chart:repeated="3"/>
          </chart:series>
          <chart:series chart:style-name="ch11" chart:values-cell-range-address="Diagramme.B4:Diagramme.D4" chart:label-cell-address="Diagramme.A4:Diagramme.A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:Diagramme.D3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5:Diagramme.A5</svg:desc>
                </draw:g>
              </table:table-cell>
              <table:table-cell office:value-type="float" office:value="6.50269787764687">
                <text:p>6.50269787764687</text:p>
                <draw:g>
                  <svg:desc>Diagramme.B5:Diagramme.D5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Arithmetisch</text:p>
                <draw:g>
                  <svg:desc>Diagramme.A4:Diagramme.A4</svg:desc>
                </draw:g>
              </table:table-cell>
              <table:table-cell office:value-type="float" office:value="1.90744806838877">
                <text:p>1.90744806838877</text:p>
                <draw:g>
                  <svg:desc>Diagramme.B4:Diagramme.D4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32cm" svg:height="9.006cm" xlink:href=".." xlink:type="simple" chart:class="chart:bar" chart:row-mapping="1 0" chart:style-name="ch1">
        <chart:title svg:x="2.075cm" svg:y="0.316cm" chart:style-name="ch2">
          <text:p>Umweltselektion: Deterministisch</text:p>
        </chart:title>
        <chart:subtitle svg:x="2.922cm" svg:y="1.275cm" chart:style-name="ch3">
          <text:p>Vergleich Rekombinationsart</text:p>
        </chart:subtitle>
        <chart:plot-area chart:style-name="ch4" table:cell-range-address="Diagramme.A11:Diagramme.D13" chart:data-source-has-labels="both" svg:x="1.229cm" svg:y="2.138cm" svg:width="9.485cm" svg:height="5.707cm">
          <chartooo:coordinate-region svg:x="1.665cm" svg:y="2.337cm" svg:width="9.049cm" svg:height="4.861cm"/>
          <chart:axis chart:dimension="x" chart:name="primary-x" chart:style-name="ch5" chartooo:axis-type="auto">
            <chartooo:date-scale/>
            <chart:title svg:x="3.506cm" svg:y="8.025cm" chart:style-name="ch6">
              <text:p>Populationsgröße / Anzahl Kinder</text:p>
            </chart:title>
            <chart:categories table:cell-range-address="Diagramme.B11:Diagramme.D11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13:Diagramme.D13" chart:label-cell-address="Diagramme.A13:Diagramme.A13" chart:class="chart:bar">
            <chart:data-point chart:repeated="3"/>
          </chart:series>
          <chart:series chart:style-name="ch11" chart:values-cell-range-address="Diagramme.B12:Diagramme.D12" chart:label-cell-address="Diagramme.A12:Diagramme.A1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11:Diagramme.D11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Intermediär</text:p>
                <draw:g>
                  <svg:desc>Diagramme.A13:Diagramme.A13</svg:desc>
                </draw:g>
              </table:table-cell>
              <table:table-cell office:value-type="float" office:value="1.85789613957414">
                <text:p>1.85789613957414</text:p>
                <draw:g>
                  <svg:desc>Diagramme.B13:Diagramme.D13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  <table:table-row>
              <table:table-cell office:value-type="string">
                <text:p>Arithmetisch</text:p>
                <draw:g>
                  <svg:desc>Diagramme.A12:Diagramme.A12</svg:desc>
                </draw:g>
              </table:table-cell>
              <table:table-cell office:value-type="float" office:value="1.51396856676041">
                <text:p>1.51396856676041</text:p>
                <draw:g>
                  <svg:desc>Diagramme.B12:Diagramme.D12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42cm" svg:height="9.006cm" xlink:href=".." xlink:type="simple" chart:class="chart:bar" chart:style-name="ch1">
        <chart:title svg:x="2.273cm" svg:y="0.316cm" chart:style-name="ch2">
          <text:p>Rekombinationsart: Arithmetisch</text:p>
        </chart:title>
        <chart:subtitle svg:x="3.225cm" svg:y="1.275cm" chart:style-name="ch3">
          <text:p>Vergleich Umweltselektion</text:p>
        </chart:subtitle>
        <chart:plot-area chart:style-name="ch4" table:cell-range-address="Diagramme.A27:Diagramme.D29" chart:data-source-has-labels="both" svg:x="1.233cm" svg:y="2.138cm" svg:width="9.687cm" svg:height="5.707cm">
          <chartooo:coordinate-region svg:x="1.669cm" svg:y="2.337cm" svg:width="9.251cm" svg:height="4.861cm"/>
          <chart:axis chart:dimension="x" chart:name="primary-x" chart:style-name="ch5" chartooo:axis-type="auto">
            <chartooo:date-scale/>
            <chart:title svg:x="3.611cm" svg:y="8.025cm" chart:style-name="ch6">
              <text:p>Populationsgröße / Anzahl Kinder</text:p>
            </chart:title>
            <chart:categories table:cell-range-address="Diagramme.B27:Diagramme.D27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28:Diagramme.D28" chart:label-cell-address="Diagramme.A28:Diagramme.A28" chart:class="chart:bar">
            <chart:data-point chart:repeated="3"/>
          </chart:series>
          <chart:series chart:style-name="ch11" chart:values-cell-range-address="Diagramme.B29:Diagramme.D29" chart:label-cell-address="Diagramme.A29:Diagramme.A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27:Diagramme.D27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28:Diagramme.A28</svg:desc>
                </draw:g>
              </table:table-cell>
              <table:table-cell office:value-type="float" office:value="1.90744806838877">
                <text:p>1.90744806838877</text:p>
                <draw:g>
                  <svg:desc>Diagramme.B28:Diagramme.D28</svg:desc>
                </draw:g>
              </table:table-cell>
              <table:table-cell office:value-type="float" office:value="1.04671494528581">
                <text:p>1.04671494528581</text:p>
              </table:table-cell>
              <table:table-cell office:value-type="float" office:value="0.664680780761379">
                <text:p>0.664680780761379</text:p>
              </table:table-cell>
            </table:table-row>
            <table:table-row>
              <table:table-cell office:value-type="string">
                <text:p>Deterministisch</text:p>
                <draw:g>
                  <svg:desc>Diagramme.A29:Diagramme.A29</svg:desc>
                </draw:g>
              </table:table-cell>
              <table:table-cell office:value-type="float" office:value="1.51396856676041">
                <text:p>1.51396856676041</text:p>
                <draw:g>
                  <svg:desc>Diagramme.B29:Diagramme.D29</svg:desc>
                </draw:g>
              </table:table-cell>
              <table:table-cell office:value-type="float" office:value="0.895545120039835">
                <text:p>0.895545120039835</text:p>
              </table:table-cell>
              <table:table-cell office:value-type="float" office:value="0.315433210920247">
                <text:p>0.3154332109202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24cm" svg:height="9.006cm" xlink:href=".." xlink:type="simple" chart:class="chart:bar" chart:style-name="ch1">
        <chart:title svg:x="2.37cm" svg:y="0.316cm" chart:style-name="ch2">
          <text:p>Rekombinationsart: Intermediär</text:p>
        </chart:title>
        <chart:subtitle svg:x="2.886cm" svg:y="1.275cm" chart:style-name="ch3">
          <text:p>Vergleich der Umweltselektion</text:p>
        </chart:subtitle>
        <chart:plot-area chart:style-name="ch4" table:cell-range-address="Diagramme.A35:Diagramme.D37" chart:data-source-has-labels="both" svg:x="1.233cm" svg:y="2.138cm" svg:width="9.669cm" svg:height="5.707cm">
          <chartooo:coordinate-region svg:x="1.669cm" svg:y="2.337cm" svg:width="9.233cm" svg:height="4.861cm"/>
          <chart:axis chart:dimension="x" chart:name="primary-x" chart:style-name="ch5" chartooo:axis-type="auto">
            <chartooo:date-scale/>
            <chart:title svg:x="3.602cm" svg:y="8.025cm" chart:style-name="ch6">
              <text:p>Populationsgröße / Anzahl Kinder</text:p>
            </chart:title>
            <chart:categories table:cell-range-address="Diagramme.B35:Diagramme.D35"/>
          </chart:axis>
          <chart:axis chart:dimension="y" chart:name="primary-y" chart:style-name="ch7">
            <chart:title svg:x="0.451cm" svg:y="7.628cm" chart:style-name="ch8">
              <text:p>Mittelwert Fitness aus 10 Versuchen</text:p>
            </chart:title>
            <chart:grid chart:style-name="ch9" chart:class="major"/>
          </chart:axis>
          <chart:series chart:style-name="ch10" chart:values-cell-range-address="Diagramme.B36:Diagramme.D36" chart:label-cell-address="Diagramme.A36:Diagramme.A36" chart:class="chart:bar">
            <chart:data-point chart:repeated="3"/>
          </chart:series>
          <chart:series chart:style-name="ch11" chart:values-cell-range-address="Diagramme.B37:Diagramme.D37" chart:label-cell-address="Diagramme.A37:Diagramme.A37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/ 40</text:p>
                <draw:g>
                  <svg:desc>Diagramme.B35:Diagramme.D35</svg:desc>
                </draw:g>
              </table:table-cell>
              <table:table-cell office:value-type="string">
                <text:p>50 / 200</text:p>
              </table:table-cell>
              <table:table-cell office:value-type="string">
                <text:p>100 / 400</text:p>
              </table:table-cell>
            </table:table-row>
          </table:table-header-rows>
          <table:table-rows>
            <table:table-row>
              <table:table-cell office:value-type="string">
                <text:p>Rouletteverfahren</text:p>
                <draw:g>
                  <svg:desc>Diagramme.A36:Diagramme.A36</svg:desc>
                </draw:g>
              </table:table-cell>
              <table:table-cell office:value-type="float" office:value="6.50269787764687">
                <text:p>6.50269787764687</text:p>
                <draw:g>
                  <svg:desc>Diagramme.B36:Diagramme.D36</svg:desc>
                </draw:g>
              </table:table-cell>
              <table:table-cell office:value-type="float" office:value="1.05706381361712">
                <text:p>1.05706381361712</text:p>
              </table:table-cell>
              <table:table-cell office:value-type="float" office:value="0.980619542734735">
                <text:p>0.980619542734735</text:p>
              </table:table-cell>
            </table:table-row>
            <table:table-row>
              <table:table-cell office:value-type="string">
                <text:p>Deterministisch</text:p>
                <draw:g>
                  <svg:desc>Diagramme.A37:Diagramme.A37</svg:desc>
                </draw:g>
              </table:table-cell>
              <table:table-cell office:value-type="float" office:value="1.85789613957414">
                <text:p>1.85789613957414</text:p>
                <draw:g>
                  <svg:desc>Diagramme.B37:Diagramme.D37</svg:desc>
                </draw:g>
              </table:table-cell>
              <table:table-cell office:value-type="float" office:value="1.04842980270811">
                <text:p>1.04842980270811</text:p>
              </table:table-cell>
              <table:table-cell office:value-type="float" office:value="0.949853339051704">
                <text:p>0.949853339051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